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49b970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text-properties officeooo:paragraph-rsid="0049b970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3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7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table:number-columns-spanned="2" office:value-type="string">
            <text:p text:style-name="P78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82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3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4"/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4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5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printed_price_net)&gt;">9.999,50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9"><text:text-input text:description="&lt;/if&gt;">/if</text:text-input></text:p>
          </table:table-cell>
          <table:covered-table-cell/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E3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4"/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E3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4"/>
          </table:table-cell>
        </table:table-row>
        <table:table-row table:style-name="Table1.6">
          <table:table-cell table:style-name="Table1.A3" table:number-columns-spanned="2" office:value-type="string">
            <text:p text:style-name="P75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4"/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8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5"><text:text-input text:description="&lt;formatLang(line.printed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5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printed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6"><text:text-input text:description="&lt;/if&gt;">/if</text:text-input></text:p>
          </table:table-cell>
          <table:covered-table-cell/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1"/>
          </table:table-cell>
          <table:table-cell table:style-name="Table1.A3" office:value-type="string">
            <text:p text:style-name="P73"/>
          </table:table-cell>
        </table:table-row>
        <table:table-row table:style-name="Table1.8">
          <table:table-cell table:style-name="Table1.A1" table:number-columns-spanned="2" office:value-type="string">
            <text:p text:style-name="P81"><text:text-input text:description="&lt;/for&gt;">End For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/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7">OBSERVACIONES</text:span>: <text:span text:style-name="MT58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/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7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8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9"/>
            </table:table-cell>
            <table:table-cell table:style-name="Tabla6.C1" office:value-type="string">
              <text:p text:style-name="MP50"><text:text-input text:description="&lt;formatLang(o.amount_total)&gt;">99.999,9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7T12:06:05.330000000</dc:date>
    <meta:editing-duration>P1DT21H44M38S</meta:editing-duration>
    <meta:editing-cycles>361</meta:editing-cycles>
    <meta:generator>LibreOffice/4.3.7.2$Windows_x86 LibreOffice_project/8a35821d8636a03b8bf4e15b48f59794652c68ba</meta:generator>
    <meta:document-statistic meta:table-count="6" meta:image-count="0" meta:object-count="0" meta:page-count="1" meta:paragraph-count="87" meta:word-count="347" meta:character-count="1776" meta:non-whitespace-character-count="1690"/>
  </office:meta>
</office:document-meta>
</file>